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:subs" svg:font-family="'Liberation Sans:subs'" style:font-family-generic="swiss" style:font-pitch="variable"/>
    <style:font-face style:name="Liberation Sans:subs1" svg:font-family="'Liberation Sans:sub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" style:family="graphic" style:parent-style-name="objectwithoutfill">
      <style:graphic-properties svg:stroke-width="0.02cm" draw:marker-start-width="0.03cm" draw:marker-end-width="0.03cm" draw:fill="non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dc0000" draw:marker-start-width="0.03cm" draw:marker-end-width="0.03cm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6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26cm"/>
      <style:paragraph-properties style:writing-mode="lr-tb"/>
    </style:style>
    <style:style style:name="gr7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dc0000" draw:marker-start-width="0.23cm" draw:marker-end-width="0.23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3cm" draw:marker-end-width="0.23cm" draw:fill="non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64cm"/>
      <style:paragraph-properties style:writing-mode="lr-tb"/>
    </style:style>
    <style:style style:name="gr19" style:family="graphic" style:parent-style-name="objectwithoutfill">
      <style:graphic-properties svg:stroke-width="0.02cm" svg:stroke-color="#000000" draw:marker-start-width="0.03cm" draw:marker-end="Arrowheads_20_2" draw:marker-end-width="0.15cm" draw:fill="non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97cm" fo:min-width="0.239cm"/>
      <style:paragraph-properties style:writing-mode="lr-tb"/>
    </style:style>
    <style:style style:name="gr21" style:family="graphic" style:parent-style-name="standard">
      <style:graphic-properties svg:stroke-width="0.02cm" svg:stroke-color="#000000" draw:marker-start-width="0.03cm" draw:marker-end-width="0.03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 fo:wrap-option="wrap"/>
    </style:style>
    <style:style style:name="gr22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23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43cm"/>
      <style:paragraph-properties style:writing-mode="lr-tb"/>
    </style:style>
    <style:style style:name="gr24" style:family="graphic" style:parent-style-name="objectwithoutfill">
      <style:graphic-properties draw:stroke="dash" draw:stroke-dash="Dash_20__28_Rounded_29_" svg:stroke-width="0.02cm" draw:marker-start-width="0.03cm" draw:marker-end-width="0.03cm" svg:stroke-linecap="round" draw:fill="none" fo:padding-top="0.135cm" fo:padding-bottom="0.135cm" fo:padding-left="0.26cm" fo:padding-right="0.26cm"/>
    </style:style>
    <style:style style:name="gr25" style:family="graphic" style:parent-style-name="objectwithoutfill">
      <style:graphic-properties draw:stroke="dash" draw:stroke-dash="Dash_20__28_Rounded_29_" svg:stroke-width="0.02cm" draw:marker-start-width="0.03cm" draw:marker-end-width="0.03cm" svg:stroke-linecap="round" draw:fill="none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142cm"/>
      <style:paragraph-properties style:writing-mode="lr-tb"/>
    </style:style>
    <style:style style:name="gr27" style:family="graphic" style:parent-style-name="standard">
      <style:graphic-properties draw:stroke="none" svg:stroke-width="0.02cm" svg:stroke-color="#000000" draw:marker-start-width="0.03cm" draw:marker-end-width="0.03cm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949cm" fo:min-width="0cm"/>
      <style:paragraph-properties style:writing-mode="lr-tb"/>
    </style:style>
    <style:style style:name="gr29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dc0000" loext:opacity="100%"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loext:graphic-properties draw:fill="none" draw:fill-color="#ffffff"/>
      <style:paragraph-properties style:writing-mode="lr-tb"/>
      <style:text-properties style:font-name="DejaVu Serif1" fo:font-size="12pt" fo:font-style="italic"/>
    </style:style>
    <style:style style:name="P8" style:family="paragraph">
      <style:paragraph-properties fo:text-align="center"/>
    </style:style>
    <style:style style:name="T1" style:family="text">
      <style:text-properties fo:color="#dc0000" loext:opacity="100%" fo:font-size="12pt"/>
    </style:style>
    <style:style style:name="T2" style:family="text">
      <style:text-properties fo:color="#dc0000" loext:opacity="100%" style:font-name="Liberation Sans:subs1" fo:font-size="12pt"/>
    </style:style>
    <style:style style:name="T3" style:family="text">
      <style:text-properties fo:font-size="12pt"/>
    </style:style>
    <style:style style:name="T4" style:family="text">
      <style:text-properties style:font-name="Liberation Sans2" fo:font-size="8pt" style:font-name-asian="Liberation Sans2" style:font-name-complex="Liberation Sans2"/>
    </style:style>
    <style:style style:name="T5" style:family="text">
      <style:text-properties style:font-name="DejaVu Serif1" fo:font-size="12pt" fo:font-style="italic"/>
    </style:style>
    <style:style style:name="T6" style:family="text">
      <style:text-properties style:font-name="Liberation Sans:subs1" fo:font-size="12pt"/>
    </style:style>
    <style:style style:name="T7" style:family="text">
      <style:text-properties style:font-name="Liberation Mono" fo:font-size="12pt" style:font-name-asian="Liberation Mono" style:font-name-complex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3cm" svg:height="0.725cm" draw:transform="rotate (-0.0242600766027217) translate (5.04cm 10.3cm)">
          <draw:text-box>
            <text:p><text:span text:style-name="T1">X</text:span><text:span text:style-name="T2">1</text:span></text:p>
          </draw:text-box>
        </draw:frame>
        <draw:frame draw:style-name="gr2" draw:text-style-name="P2" draw:layer="layout" svg:width="0.739cm" svg:height="0.725cm" draw:transform="rotate (-0.80965824000017) translate (5.98cm 11.765cm)">
          <draw:text-box>
            <text:p><text:span text:style-name="T3">b</text:span></text:p>
          </draw:text-box>
        </draw:frame>
        <draw:line draw:style-name="gr3" draw:text-style-name="P3" draw:layer="layout" svg:x1="13cm" svg:y1="13.036cm" svg:x2="17cm" svg:y2="14.011cm">
          <text:p/>
        </draw:line>
        <draw:line draw:style-name="gr4" draw:text-style-name="P3" draw:layer="layout" svg:x1="13.987cm" svg:y1="13.267cm" svg:x2="17cm" svg:y2="14.012cm">
          <text:p/>
        </draw:line>
        <draw:line draw:style-name="gr3" draw:text-style-name="P3" draw:layer="layout" svg:x1="17cm" svg:y1="6.995cm" svg:x2="17cm" svg:y2="2.994cm">
          <text:p/>
        </draw:line>
        <draw:line draw:style-name="gr3" draw:text-style-name="P3" draw:layer="layout" svg:x1="13cm" svg:y1="5.66cm" svg:x2="17cm" svg:y2="6.993cm">
          <text:p/>
        </draw:line>
        <draw:frame draw:style-name="gr5" draw:text-style-name="P2" draw:layer="layout" svg:width="0.739cm" svg:height="0.725cm" svg:x="16.661cm" svg:y="6.893cm">
          <draw:text-box>
            <text:p><text:span text:style-name="T3">b</text:span></text:p>
          </draw:text-box>
        </draw:frame>
        <draw:frame draw:style-name="gr6" draw:text-style-name="P1" draw:layer="layout" svg:width="0.76cm" svg:height="0.725cm" draw:transform="rotate (-0.0242600766027217) translate (16.818cm 6.35cm)">
          <draw:text-box>
            <text:p><text:span text:style-name="T1">Z</text:span></text:p>
          </draw:text-box>
        </draw:frame>
        <draw:frame draw:style-name="gr1" draw:text-style-name="P1" draw:layer="layout" svg:width="0.93cm" svg:height="0.725cm" draw:transform="rotate (-0.0242600766027217) translate (4.092cm 12.9cm)">
          <draw:text-box>
            <text:p><text:span text:style-name="T2">Y</text:span><text:span text:style-name="T2">1</text:span></text:p>
          </draw:text-box>
        </draw:frame>
        <draw:line draw:style-name="gr7" draw:text-style-name="P4" draw:layer="layout" svg:x1="5.806cm" svg:y1="12.155cm" svg:x2="5.785cm" svg:y2="10.726cm">
          <text:p/>
        </draw:line>
        <draw:line draw:style-name="gr8" draw:layer="layout" svg:x1="4.394cm" svg:y1="9.351cm" svg:x2="7.073cm" svg:y2="12.03cm">
          <text:p/>
        </draw:line>
        <draw:line draw:style-name="gr8" draw:layer="layout" svg:x1="9.024cm" svg:y1="8.949cm" svg:x2="5.822cm" svg:y2="10.734cm">
          <text:p/>
        </draw:line>
        <draw:line draw:style-name="gr7" draw:text-style-name="P4" draw:layer="layout" svg:x1="9.022cm" svg:y1="2.947cm" svg:x2="9.022cm" svg:y2="8.947cm">
          <text:p/>
        </draw:line>
        <draw:line draw:style-name="gr7" draw:text-style-name="P4" draw:layer="layout" svg:x1="4.773cm" svg:y1="13.198cm" svg:x2="9.023cm" svg:y2="8.947cm">
          <text:p/>
        </draw:line>
        <draw:line draw:style-name="gr7" draw:text-style-name="P4" draw:layer="layout" svg:x1="2.954cm" svg:y1="11.379cm" svg:x2="6.49cm" svg:y2="14.915cm">
          <text:p/>
        </draw:line>
        <draw:line draw:style-name="gr7" draw:text-style-name="P4" draw:layer="layout" svg:x1="9.022cm" svg:y1="8.947cm" svg:x2="6.49cm" svg:y2="14.915cm">
          <text:p/>
        </draw:line>
        <draw:line draw:style-name="gr7" draw:text-style-name="P4" draw:layer="layout" svg:x1="9.022cm" svg:y1="8.947cm" svg:x2="2.954cm" svg:y2="11.379cm">
          <text:p/>
        </draw:line>
        <draw:line draw:style-name="gr7" draw:text-style-name="P4" draw:layer="layout" svg:x1="4.773cm" svg:y1="13.198cm" svg:x2="9.022cm" svg:y2="2.947cm">
          <text:p/>
        </draw:line>
        <draw:line draw:style-name="gr7" draw:text-style-name="P4" draw:layer="layout" svg:x1="6.49cm" svg:y1="14.915cm" svg:x2="9.022cm" svg:y2="2.947cm">
          <text:p/>
        </draw:line>
        <draw:line draw:style-name="gr7" draw:text-style-name="P4" draw:layer="layout" svg:x1="2.954cm" svg:y1="11.379cm" svg:x2="9.022cm" svg:y2="2.947cm">
          <text:p/>
        </draw:line>
        <draw:line draw:style-name="gr8" draw:layer="layout" svg:x1="9.023cm" svg:y1="8.947cm" svg:x2="7.101cm" svg:y2="12.026cm">
          <text:p/>
        </draw:line>
        <draw:line draw:style-name="gr8" draw:layer="layout" svg:x1="9.023cm" svg:y1="8.948cm" svg:x2="4.422cm" svg:y2="9.347cm">
          <text:p/>
        </draw:line>
        <draw:line draw:style-name="gr9" draw:text-style-name="P3" draw:layer="layout" svg:x1="4.822cm" svg:y1="13.147cm" svg:x2="4.877cm" svg:y2="13.205cm">
          <text:p/>
        </draw:line>
        <draw:line draw:style-name="gr9" draw:text-style-name="P3" draw:layer="layout" svg:x1="4.827cm" svg:y1="13.251cm" svg:x2="4.878cm" svg:y2="13.205cm">
          <text:p/>
        </draw:line>
        <draw:circle draw:style-name="gr10" draw:text-style-name="P5" draw:layer="layout" svg:width="1cm" svg:height="1cm" svg:x="8.422cm" svg:y="8.447cm" draw:kind="cut" draw:start-angle="206.8" draw:end-angle="232.1">
          <text:p/>
        </draw:circle>
        <draw:frame draw:style-name="gr11" draw:text-style-name="P2" draw:layer="layout" svg:width="0.642cm" svg:height="0.725cm" draw:transform="rotate (-1.08925998616966) translate (5.903cm 9.6cm)">
          <draw:text-box>
            <text:p><text:span text:style-name="T3">r</text:span></text:p>
          </draw:text-box>
        </draw:frame>
        <draw:custom-shape draw:style-name="gr12" draw:text-style-name="P5" draw:layer="layout" svg:width="0.1cm" svg:height="0.1cm" svg:x="5.742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667cm" svg:height="0.569cm" draw:transform="rotate (-0.0242600766027217) translate (8.055cm 9.047cm)">
          <draw:text-box>
            <text:p><text:span text:style-name="T4">α</text:span></text:p>
          </draw:text-box>
        </draw:frame>
        <draw:frame draw:style-name="gr2" draw:text-style-name="P2" draw:layer="layout" svg:width="0.739cm" svg:height="0.725cm" svg:x="8.822cm" svg:y="6.022cm">
          <draw:text-box>
            <text:p><text:span text:style-name="T3">b</text:span></text:p>
          </draw:text-box>
        </draw:frame>
        <draw:frame draw:style-name="gr2" draw:text-style-name="P2" draw:layer="layout" svg:width="0.739cm" svg:height="0.725cm" svg:x="5.583cm" svg:y="11.047cm">
          <draw:text-box>
            <text:p><text:span text:style-name="T3">h</text:span></text:p>
          </draw:text-box>
        </draw:frame>
        <draw:line draw:style-name="gr9" draw:text-style-name="P3" draw:layer="layout" svg:x1="5.822cm" svg:y1="12.047cm" svg:x2="5.922cm" svg:y2="11.947cm">
          <text:p/>
        </draw:line>
        <draw:line draw:style-name="gr9" draw:text-style-name="P3" draw:layer="layout" svg:x1="5.922cm" svg:y1="12.047cm" svg:x2="5.922cm" svg:y2="11.947cm">
          <text:p/>
        </draw:line>
        <draw:custom-shape draw:style-name="gr12" draw:text-style-name="P5" draw:layer="layout" svg:width="0.1cm" svg:height="0.1cm" svg:x="4.719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8.971cm" svg:y="8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8.97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4.373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2.919cm" svg:y="1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951cm" svg:height="0.725cm" draw:transform="rotate (-0.0242600766027217) translate (3.667cm 8.852cm)">
          <draw:text-box>
            <text:p><text:span text:style-name="T1">X</text:span><text:span text:style-name="T2">2</text:span></text:p>
          </draw:text-box>
        </draw:frame>
        <draw:line draw:style-name="gr9" draw:text-style-name="P3" draw:layer="layout" svg:x1="5.886cm" svg:y1="10.694cm" svg:x2="5.94cm" svg:y2="10.753cm">
          <text:p/>
        </draw:line>
        <draw:line draw:style-name="gr9" draw:text-style-name="P3" draw:layer="layout" svg:x1="5.874cm" svg:y1="10.801cm" svg:x2="5.941cm" svg:y2="10.753cm">
          <text:p/>
        </draw:line>
        <draw:frame draw:style-name="gr15" draw:text-style-name="P1" draw:layer="layout" svg:width="0.9cm" svg:height="0.725cm" draw:transform="rotate (-0.0242600766027217) translate (8.64cm 2.3cm)">
          <draw:text-box>
            <text:p><text:span text:style-name="T1">W</text:span></text:p>
          </draw:text-box>
        </draw:frame>
        <draw:frame draw:style-name="gr16" draw:text-style-name="P1" draw:layer="layout" svg:width="0.76cm" svg:height="0.725cm" draw:transform="rotate (-0.0242600766027217) translate (8.94cm 8.6cm)">
          <draw:text-box>
            <text:p><text:span text:style-name="T1">Z</text:span></text:p>
          </draw:text-box>
        </draw:frame>
        <draw:frame draw:style-name="gr14" draw:text-style-name="P1" draw:layer="layout" svg:width="0.951cm" svg:height="0.725cm" draw:transform="rotate (-0.0242600766027217) translate (2.192cm 11cm)">
          <draw:text-box>
            <text:p><text:span text:style-name="T2">Y2</text:span></text:p>
          </draw:text-box>
        </draw:frame>
        <draw:frame draw:style-name="gr17" draw:text-style-name="P1" draw:layer="layout" svg:width="0.963cm" svg:height="0.725cm" draw:transform="rotate (-0.0242600766027217) translate (5.94cm 14.747cm)">
          <draw:text-box>
            <text:p><text:span text:style-name="T2">Y</text:span><text:span text:style-name="T2">0</text:span></text:p>
          </draw:text-box>
        </draw:frame>
        <draw:frame draw:style-name="gr18" draw:text-style-name="P1" draw:layer="layout" svg:width="0.964cm" svg:height="0.725cm" draw:transform="rotate (-0.0242600766027217) translate (6.34cm 11.7cm)">
          <draw:text-box>
            <text:p><text:span text:style-name="T1">X</text:span><text:span text:style-name="T2">0</text:span></text:p>
          </draw:text-box>
        </draw:frame>
        <draw:custom-shape draw:style-name="gr12" draw:text-style-name="P5" draw:layer="layout" svg:width="0.1cm" svg:height="0.1cm" svg:x="6.422cm" svg:y="14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7.049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3cm" svg:y1="6.993cm" svg:x2="13cm" svg:y2="1.993cm">
          <text:p/>
        </draw:line>
        <draw:line draw:style-name="gr19" draw:text-style-name="P3" draw:layer="layout" svg:x1="13cm" svg:y1="6.994cm" svg:x2="19cm" svg:y2="6.993cm">
          <text:p/>
        </draw:line>
        <draw:frame draw:style-name="gr20" draw:text-style-name="P7" draw:layer="layout" svg:width="0.739cm" svg:height="0.747cm" svg:x="18.6cm" svg:y="6.846cm">
          <draw:text-box>
            <text:p><text:span text:style-name="T5">x</text:span></text:p>
          </draw:text-box>
        </draw:frame>
        <draw:frame draw:style-name="gr20" draw:text-style-name="P7" draw:layer="layout" svg:width="0.739cm" svg:height="0.747cm" svg:x="12.361cm" svg:y="1.546cm">
          <draw:text-box>
            <text:p><text:span text:style-name="T5">y</text:span></text:p>
          </draw:text-box>
        </draw:frame>
        <draw:custom-shape draw:style-name="gr21" draw:text-style-name="P5" draw:layer="layout" svg:width="0.1cm" svg:height="0.1cm" svg:x="16.95cm" svg:y="6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cm" svg:y1="6.994cm" svg:x2="17cm" svg:y2="2.993cm">
          <text:p/>
        </draw:line>
        <draw:custom-shape draw:style-name="gr21" draw:text-style-name="P5" draw:layer="layout" svg:width="0.1cm" svg:height="0.1cm" svg:x="12.95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9cm" svg:height="0.725cm" svg:x="12.361cm" svg:y="2.593cm">
          <draw:text-box>
            <text:p><text:span text:style-name="T3">b</text:span></text:p>
          </draw:text-box>
        </draw:frame>
        <draw:frame draw:style-name="gr22" draw:text-style-name="P1" draw:layer="layout" svg:width="0.9cm" svg:height="0.725cm" draw:transform="rotate (-0.0242600766027217) translate (16.6cm 2.393cm)">
          <draw:text-box>
            <text:p><text:span text:style-name="T1">W</text:span></text:p>
          </draw:text-box>
        </draw:frame>
        <draw:frame draw:style-name="gr23" draw:text-style-name="P1" draw:layer="layout" svg:width="0.93cm" svg:height="0.725cm" draw:transform="rotate (-0.0242600766027217) translate (12.37cm 6.693cm)">
          <draw:text-box>
            <text:p><text:span text:style-name="T2">Y</text:span><text:span text:style-name="T2">1</text:span></text:p>
          </draw:text-box>
        </draw:frame>
        <draw:line draw:style-name="gr24" draw:text-style-name="P3" draw:layer="layout" svg:x1="13cm" svg:y1="2.993cm" svg:x2="17cm" svg:y2="2.995cm">
          <text:p/>
        </draw:line>
        <draw:frame draw:style-name="gr23" draw:text-style-name="P1" draw:layer="layout" svg:width="0.93cm" svg:height="0.725cm" draw:transform="rotate (-0.0242600766027217) translate (13.47cm 5.193cm)">
          <draw:text-box>
            <text:p><text:span text:style-name="T1">X</text:span><text:span text:style-name="T2">1</text:span></text:p>
          </draw:text-box>
        </draw:frame>
        <draw:custom-shape draw:style-name="gr21" draw:text-style-name="P5" draw:layer="layout" svg:width="0.1cm" svg:height="0.1cm" svg:x="12.951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cm" svg:height="0.1cm" svg:x="13.952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cm" svg:height="0.1cm" svg:x="16.953cm" svg:y="2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4cm" svg:y1="6.994cm" svg:x2="14cm" svg:y2="5.993cm">
          <text:p/>
        </draw:line>
        <draw:line draw:style-name="gr24" draw:text-style-name="P3" draw:layer="layout" svg:x1="13cm" svg:y1="5.993cm" svg:x2="14.02cm" svg:y2="5.993cm">
          <text:p/>
        </draw:line>
        <draw:custom-shape draw:style-name="gr21" draw:text-style-name="P5" draw:layer="layout" svg:width="0.1cm" svg:height="0.1cm" svg:x="12.952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39cm" svg:height="0.725cm" svg:x="12.227cm" svg:y="5.668cm">
          <draw:text-box>
            <text:p><text:span text:style-name="T3">h</text:span></text:p>
          </draw:text-box>
        </draw:frame>
        <draw:line draw:style-name="gr4" draw:text-style-name="P3" draw:layer="layout" svg:x1="14cm" svg:y1="5.993cm" svg:x2="17cm" svg:y2="6.994cm">
          <text:p/>
        </draw:line>
        <draw:line draw:style-name="gr3" draw:text-style-name="P3" draw:layer="layout" svg:x1="17cm" svg:y1="14.013cm" svg:x2="17cm" svg:y2="11.086cm">
          <text:p/>
        </draw:line>
        <draw:frame draw:style-name="gr26" draw:text-style-name="P2" draw:layer="layout" svg:width="0.642cm" svg:height="0.725cm" svg:x="16.661cm" svg:y="13.911cm">
          <draw:text-box>
            <text:p><text:span text:style-name="T3">r</text:span></text:p>
          </draw:text-box>
        </draw:frame>
        <draw:frame draw:style-name="gr6" draw:text-style-name="P1" draw:layer="layout" svg:width="0.76cm" svg:height="0.725cm" draw:transform="rotate (-0.0242600766027217) translate (16.818cm 13.368cm)">
          <draw:text-box>
            <text:p><text:span text:style-name="T1">Z</text:span></text:p>
          </draw:text-box>
        </draw:frame>
        <draw:line draw:style-name="gr19" draw:text-style-name="P3" draw:layer="layout" svg:x1="13cm" svg:y1="14.011cm" svg:x2="13cm" svg:y2="9.011cm">
          <text:p/>
        </draw:line>
        <draw:line draw:style-name="gr19" draw:text-style-name="P3" draw:layer="layout" svg:x1="13cm" svg:y1="14.012cm" svg:x2="19cm" svg:y2="14.011cm">
          <text:p/>
        </draw:line>
        <draw:frame draw:style-name="gr20" draw:text-style-name="P7" draw:layer="layout" svg:width="0.739cm" svg:height="0.747cm" svg:x="18.6cm" svg:y="13.864cm">
          <draw:text-box>
            <text:p><text:span text:style-name="T5">x</text:span></text:p>
          </draw:text-box>
        </draw:frame>
        <draw:frame draw:style-name="gr20" draw:text-style-name="P7" draw:layer="layout" svg:width="0.739cm" svg:height="0.747cm" svg:x="12.361cm" svg:y="8.564cm">
          <draw:text-box>
            <text:p><text:span text:style-name="T5">y</text:span></text:p>
          </draw:text-box>
        </draw:frame>
        <draw:custom-shape draw:style-name="gr21" draw:text-style-name="P5" draw:layer="layout" svg:width="0.1cm" svg:height="0.1cm" svg:x="16.95cm" svg:y="13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cm" svg:y1="14.012cm" svg:x2="17cm" svg:y2="11.036cm">
          <text:p/>
        </draw:line>
        <draw:custom-shape draw:style-name="gr21" draw:text-style-name="P5" draw:layer="layout" svg:width="0.1cm" svg:height="0.1cm" svg:x="12.95cm" svg:y="10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9cm" svg:height="0.725cm" svg:x="12.361cm" svg:y="10.611cm">
          <draw:text-box>
            <text:p><text:span text:style-name="T3">b</text:span></text:p>
          </draw:text-box>
        </draw:frame>
        <draw:frame draw:style-name="gr22" draw:text-style-name="P1" draw:layer="layout" svg:width="0.9cm" svg:height="0.725cm" draw:transform="rotate (-0.0242600766027217) translate (17.118cm 10.489cm)">
          <draw:text-box>
            <text:p><text:span text:style-name="T1">W</text:span></text:p>
          </draw:text-box>
        </draw:frame>
        <draw:frame draw:style-name="gr27" draw:text-style-name="P1" draw:layer="layout" svg:width="0.951cm" svg:height="0.725cm" draw:transform="rotate (-0.0242600766027217) translate (12.37cm 13.711cm)">
          <draw:text-box>
            <text:p><text:span text:style-name="T2">Y2</text:span></text:p>
          </draw:text-box>
        </draw:frame>
        <draw:line draw:style-name="gr24" draw:text-style-name="P3" draw:layer="layout" svg:x1="13cm" svg:y1="11.036cm" svg:x2="17cm" svg:y2="11.038cm">
          <text:p/>
        </draw:line>
        <draw:frame draw:style-name="gr27" draw:text-style-name="P1" draw:layer="layout" svg:width="0.951cm" svg:height="0.725cm" draw:transform="rotate (-0.0242600766027217) translate (13.518cm 12.488cm)">
          <draw:text-box>
            <text:p><text:span text:style-name="T1">X</text:span><text:span text:style-name="T2">2</text:span></text:p>
          </draw:text-box>
        </draw:frame>
        <draw:custom-shape draw:style-name="gr21" draw:text-style-name="P5" draw:layer="layout" svg:width="0.1cm" svg:height="0.1cm" svg:x="12.951cm" svg:y="13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cm" svg:height="0.1cm" svg:x="16.953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4cm" svg:y1="14.012cm" svg:x2="13.999cm" svg:y2="13.279cm">
          <text:p/>
        </draw:line>
        <draw:line draw:style-name="gr24" draw:text-style-name="P3" draw:layer="layout" svg:x1="13cm" svg:y1="13.275cm" svg:x2="14.02cm" svg:y2="13.275cm">
          <text:p/>
        </draw:line>
        <draw:custom-shape draw:style-name="gr21" draw:text-style-name="P5" draw:layer="layout" svg:width="0.1cm" svg:height="0.1cm" svg:x="12.952cm" svg:y="1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cm" svg:height="0.1cm" svg:x="13.952cm" svg:y="1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" draw:layer="layout" svg:width="0.9cm" svg:height="1.199cm" svg:x="13.5cm" svg:y="6.9cm">
          <draw:text-box>
            <text:p><text:span text:style-name="T6">h</text:span></text:p>
          </draw:text-box>
        </draw:frame>
        <draw:custom-shape draw:style-name="gr21" draw:text-style-name="P5" draw:layer="layout" svg:width="0.1cm" svg:height="0.1cm" svg:x="13.952cm" svg:y="6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cm" svg:height="0.1cm" svg:x="13.953cm" svg:y="13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39cm" svg:height="0.725cm" svg:x="12.227cm" svg:y="12.968cm">
          <draw:text-box>
            <text:p><text:span text:style-name="T3">h</text:span></text:p>
          </draw:text-box>
        </draw:frame>
        <draw:frame draw:style-name="gr28" draw:text-style-name="P2" draw:layer="layout" svg:width="1.1cm" svg:height="1.199cm" svg:x="13.4cm" svg:y="13.9cm">
          <draw:text-box>
            <text:p><text:span text:style-name="T3">e</text:span></text:p>
          </draw:text-box>
        </draw:frame>
        <draw:line draw:style-name="gr7" draw:text-style-name="P4" draw:layer="layout" svg:x1="4.422cm" svg:y1="10.8cm" svg:x2="4.402cm" svg:y2="9.401cm">
          <text:p/>
        </draw:line>
        <draw:line draw:style-name="gr9" draw:text-style-name="P3" draw:layer="layout" svg:x1="4.412cm" svg:y1="10.667cm" svg:x2="4.522cm" svg:y2="10.625cm">
          <text:p/>
        </draw:line>
        <draw:line draw:style-name="gr9" draw:text-style-name="P3" draw:layer="layout" svg:x1="4.524cm" svg:y1="10.75cm" svg:x2="4.522cm" svg:y2="10.625cm">
          <text:p/>
        </draw:line>
        <draw:frame draw:style-name="gr2" draw:text-style-name="P2" draw:layer="layout" svg:width="0.739cm" svg:height="0.725cm" svg:x="3.9cm" svg:y="9.8cm">
          <draw:text-box>
            <text:p><text:span text:style-name="T3">h</text:span></text:p>
          </draw:text-box>
        </draw:frame>
        <draw:line draw:style-name="gr7" draw:text-style-name="P4" draw:layer="layout" svg:x1="4.419cm" svg:y1="10.791cm" svg:x2="7.103cm" svg:y2="13.475cm">
          <text:p/>
        </draw:line>
        <draw:circle draw:style-name="gr29" draw:text-style-name="P8" draw:layer="layout" svg:width="4cm" svg:height="4cm" svg:x="15cm" svg:y="5cm" draw:kind="arc" draw:start-angle="161.53" draw:end-angle="179.07">
          <text:p/>
        </draw:circle>
        <draw:frame draw:style-name="gr28" draw:text-style-name="P2" draw:layer="layout" svg:width="0.9cm" svg:height="1.199cm" svg:x="14.3cm" svg:y="6.3cm">
          <draw:text-box>
            <text:p><text:span text:style-name="T7">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:subs" svg:font-family="'Liberation Sans:subs'" style:font-family-generic="swiss" style:font-pitch="variable"/>
    <style:font-face style:name="Liberation Sans:subs1" svg:font-family="'Liberation Sans:sub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8T09:59:37.823067224</meta:creation-date>
    <meta:generator>LibreOffice/7.2.5.2.0$Linux_X86_64 LibreOffice_project/20$Build-2</meta:generator>
    <dc:date>2022-01-28T14:44:00.283246896</dc:date>
    <meta:editing-duration>PT3H53M34S</meta:editing-duration>
    <meta:editing-cycles>41</meta:editing-cycles>
    <meta:document-statistic meta:object-count="100"/>
  </office:meta>
</office:document-meta>
</file>